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Term.setWeight( floa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Term.setTerm(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Term.WeightedTerm( float weight ,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ightedTerm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Term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